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note">
      <style:text-properties style:font-name="Arial" style:font-name-complex="Arial"/>
    </style:style>
    <style:style style:name="P2" style:family="paragraph" style:parent-style-name="Standard">
      <style:paragraph-properties fo:margin-left="0cm" fo:margin-right="0cm" fo:line-height="150%" fo:text-align="justify" style:justify-single-word="false" fo:orphans="0" fo:widows="0" fo:text-indent="1.27cm" style:auto-text-indent="false" style:text-autospace="none"/>
    </style:style>
    <style:style style:name="P3" style:family="paragraph" style:parent-style-name="Standard">
      <style:paragraph-properties fo:margin-left="0cm" fo:margin-right="0cm" fo:line-height="150%" fo:text-align="justify" style:justify-single-word="false" fo:orphans="0" fo:widows="0" fo:text-indent="1.27cm" style:auto-text-indent="false" style:text-autospace="none"/>
      <style:text-properties style:font-name="Arial" style:font-name-complex="Arial"/>
    </style:style>
    <style:style style:name="P4" style:family="paragraph" style:parent-style-name="Standard">
      <style:paragraph-properties fo:margin-left="0cm" fo:margin-right="0cm" fo:line-height="150%" fo:text-align="justify" style:justify-single-word="false" fo:orphans="0" fo:widows="0" fo:text-indent="1.27cm" style:auto-text-indent="false" style:text-autospace="none"/>
      <style:text-properties style:font-name="Arial" fo:font-weight="bold" style:font-weight-asian="bold" style:font-name-complex="Ari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6" style:family="paragraph" style:parent-style-name="Standard">
      <style:paragraph-properties fo:line-height="150%" fo:orphans="0" fo:widows="0" style:text-autospace="none"/>
      <style:text-properties style:font-name="Arial" style:font-name-complex="Arial"/>
    </style:style>
    <style:style style:name="P7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" style:font-name-complex="Arial"/>
    </style:style>
    <style:style style:name="P8" style:family="paragraph" style:parent-style-name="Standard">
      <style:paragraph-properties fo:line-height="150%" fo:orphans="0" fo:widows="0" style:text-autospace="none"/>
      <style:text-properties style:font-name="Arial" fo:font-weight="bold" style:font-weight-asian="bold" style:font-name-complex="Ari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0" style:family="paragraph" style:parent-style-name="Standard">
      <style:paragraph-properties fo:line-height="150%" fo:orphans="0" fo:widows="0" style:text-autospace="none"/>
      <style:text-properties style:font-name="Arial" fo:font-weight="normal" style:font-weight-asian="normal" style:font-name-complex="Arial" style:font-weight-complex="normal"/>
    </style:style>
    <style:style style:name="P11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" fo:font-weight="normal" style:font-weight-asian="normal" style:font-name-complex="Ari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fo:color="#000000" style:font-name="Arial"/>
    </style:style>
    <style:style style:name="P14" style:family="paragraph" style:parent-style-name="Standard">
      <style:paragraph-properties fo:line-height="150%" fo:text-align="justify" style:justify-single-word="false" fo:orphans="0" fo:widows="0" style:text-autospace="none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Arial"/>
    </style:style>
    <style:style style:name="P17" style:family="paragraph" style:parent-style-name="Standard">
      <style:paragraph-properties fo:margin-left="8.251cm" fo:margin-right="0.086cm" fo:text-align="justify" style:justify-single-word="false" fo:text-indent="0cm" style:auto-text-indent="false"/>
      <style:text-properties style:font-name="Arial" style:font-name-complex="Arial"/>
    </style:style>
    <style:style style:name="P18" style:family="paragraph" style:parent-style-name="Standard">
      <style:paragraph-properties fo:margin-left="0cm" fo:margin-right="0cm" fo:line-height="150%" fo:text-align="justify" style:justify-single-word="false" fo:orphans="0" fo:widows="0" fo:text-indent="0.635cm" style:auto-text-indent="false" style:text-autospace="none"/>
      <style:text-properties style:font-name="Arial" style:font-name-complex="Arial"/>
    </style:style>
    <style:style style:name="P19" style:family="paragraph" style:parent-style-name="Text_20_body">
      <style:text-properties style:font-name="Arial" fo:font-size="12pt" style:font-size-asian="12pt" style:font-name-complex="Arial" style:font-size-complex="12pt"/>
    </style:style>
    <style:style style:name="P20" style:family="paragraph" style:parent-style-name="Text_20_body">
      <style:text-properties style:font-name="Arial" style:font-name-complex="Arial"/>
    </style:style>
    <style:style style:name="P21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style:text-underline-style="none" style:font-name-complex="Arial"/>
    </style:style>
    <style:style style:name="P22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style:text-underline-style="none" fo:font-weight="bold" style:font-weight-asian="bold" style:font-name-complex="Arial" style:font-weight-complex="bold"/>
    </style:style>
    <style:style style:name="P23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fo:font-size="12pt" style:text-underline-style="none" style:font-size-asian="12pt" style:font-name-complex="Arial" style:font-size-complex="12pt"/>
    </style:style>
    <style:style style:name="P24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style:font-name-complex="Arial"/>
    </style:style>
    <style:style style:name="P25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fo:font-style="normal" style:font-style-asian="normal" style:font-name-complex="Arial" style:font-style-complex="normal"/>
    </style:style>
    <style:style style:name="P26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</style:style>
    <style:style style:name="P27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fo:break-before="page" style:text-autospace="none"/>
      <style:text-properties style:font-name="Arial" style:text-underline-style="none" fo:font-weight="bold" style:font-weight-asian="bold" style:font-name-complex="Arial" style:font-weight-complex="bold"/>
    </style:style>
    <style:style style:name="P28" style:family="paragraph" style:parent-style-name="Standard">
      <style:paragraph-properties fo:margin-left="7.938cm" fo:margin-right="0cm" fo:text-indent="0cm" style:auto-text-indent="false"/>
      <style:text-properties style:font-name="Arial" fo:font-weight="bold" style:font-weight-asian="bold" style:font-weight-complex="bold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color="#000000" style:font-name="Arial" fo:font-weight="normal" style:font-weight-asian="normal" style:font-name-complex="Arial" style:font-weight-complex="normal"/>
    </style:style>
    <style:style style:name="P30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4pt" fo:font-weight="bold" style:font-size-asian="14pt" style:font-weight-asian="bold" style:font-name-complex="Arial" style:font-size-complex="13.5pt" style:font-weight-complex="bold"/>
    </style:style>
    <style:style style:name="P31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32" style:family="paragraph" style:parent-style-name="Standard">
      <style:paragraph-properties fo:line-height="150%" fo:orphans="0" fo:widows="0" style:text-autospace="none"/>
      <style:text-properties style:font-name="Arial" fo:font-weight="normal" fo:background-color="#ffff00" style:font-weight-asian="normal" style:font-name-complex="Arial" style:font-weight-complex="normal"/>
    </style:style>
    <style:style style:name="P33" style:family="paragraph" style:parent-style-name="Standard" style:list-style-name="L1">
      <style:paragraph-properties fo:line-height="150%" fo:text-align="justify" style:justify-single-word="false" fo:orphans="0" fo:widows="0" style:text-autospace="none"/>
      <style:text-properties style:font-name="Arial"/>
    </style:style>
    <style:style style:name="P34" style:family="paragraph" style:parent-style-name="Standard" style:list-style-name="WW8Num6">
      <style:paragraph-properties fo:line-height="150%" fo:text-align="justify" style:justify-single-word="false" fo:orphans="0" fo:widows="0" style:text-autospace="none"/>
      <style:text-properties style:font-name="Arial" style:font-name-complex="Arial"/>
    </style:style>
    <style:style style:name="P35" style:family="paragraph" style:parent-style-name="Standard">
      <style:paragraph-properties fo:margin-left="0cm" fo:margin-right="0cm" fo:line-height="150%" fo:text-align="justify" style:justify-single-word="false" fo:orphans="0" fo:widows="0" fo:text-indent="1.249cm" style:auto-text-indent="false" style:text-autospace="none"/>
      <style:text-properties fo:color="#000000" style:font-name="Arial" fo:font-weight="normal" fo:background-color="#ffff00" style:font-weight-asian="normal" style:font-name-complex="Arial" style:font-weight-complex="normal"/>
    </style:style>
    <style:style style:name="P36" style:family="paragraph" style:parent-style-name="Standard">
      <style:paragraph-properties fo:margin-left="0cm" fo:margin-right="0cm" fo:line-height="150%" fo:text-align="justify" style:justify-single-word="false" fo:orphans="0" fo:widows="0" fo:text-indent="1.27cm" style:auto-text-indent="false" style:text-autospace="none"/>
      <style:text-properties style:font-name="Arial" fo:font-weight="normal" fo:background-color="#ffff00" style:font-weight-asian="normal" style:font-name-complex="Arial" style:font-weight-complex="normal"/>
    </style:style>
    <style:style style:name="P37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fo:color="#000000" style:font-name="Arial" style:font-name-complex="Arial"/>
    </style:style>
    <style:style style:name="P38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fo:color="#000000" style:font-name="Arial" fo:font-style="normal" style:font-style-asian="normal" style:font-name-complex="Arial" style:font-style-complex="normal"/>
    </style:style>
    <style:style style:name="P39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style:text-underline-style="none" style:font-name-complex="Arial"/>
    </style:style>
    <style:style style:name="P40" style:family="paragraph" style:parent-style-name="Heading_20_1">
      <style:text-properties style:font-name="Arial" fo:font-weight="bold" style:font-weight-asian="bold" style:font-name-complex="Arial" style:font-weight-complex="bold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1">
      <style:paragraph-properties fo:break-before="page"/>
      <style:text-properties style:font-name="Arial" fo:font-weight="bold" style:font-weight-asian="bold" style:font-name-complex="Arial" style:font-weight-complex="bold"/>
    </style:style>
    <style:style style:name="P43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text-underline-style="none" style:font-name-complex="Arial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style:font-name="Arial" fo:font-size="12pt" style:text-underline-style="none" style:font-size-asian="12pt" style:font-name-complex="Arial" style:font-size-complex="12pt"/>
    </style:style>
    <style:style style:name="T5" style:family="text">
      <style:text-properties style:font-name="Arial" fo:font-weight="normal" fo:background-color="#ffff00" style:font-weight-asian="normal" style:font-name-complex="Arial" style:font-weight-complex="normal"/>
    </style:style>
    <style:style style:name="T6" style:family="text">
      <style:text-properties style:font-name="Arial" fo:background-color="#ffff00" style:font-name-complex="Arial"/>
    </style:style>
    <style:style style:name="T7" style:family="text">
      <style:text-properties style:text-position="super 58%" style:font-name="Arial" style:font-name-complex="Arial"/>
    </style:style>
    <style:style style:name="T8" style:family="text">
      <style:text-properties style:font-name-complex="Arial"/>
    </style:style>
    <style:style style:name="T9" style:family="text">
      <style:text-properties fo:font-size="14pt" fo:font-weight="bold" style:font-size-asian="14pt" style:font-weight-asian="bold" style:font-name-complex="Arial" style:font-size-complex="13.5pt" style:font-weight-complex="bold"/>
    </style:style>
    <style:style style:name="T10" style:family="text">
      <style:text-properties fo:font-weight="normal" fo:background-color="#ffff00" style:font-weight-asian="normal" style:font-weight-complex="normal"/>
    </style:style>
    <style:style style:name="T11" style:family="text">
      <style:text-properties fo:background-color="#ffff00"/>
    </style:style>
    <style:style style:name="T12" style:family="text">
      <style:text-properties fo:color="#000000"/>
    </style:style>
    <style:style style:name="T13" style:family="text">
      <style:text-properties fo:color="#000000" fo:language="en" fo:country="US"/>
    </style:style>
    <style:style style:name="T14" style:family="text">
      <style:text-properties fo:font-size="12pt"/>
    </style:style>
    <style:style style:name="T15" style:family="text">
      <style:text-properties style:font-size-asian="12pt"/>
    </style:style>
    <style:style style:name="T16" style:family="text">
      <style:text-properties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FLÁVIO AUGUSTO SIODONI XIMENES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/>
      <text:p text:style-name="P12">DESENVOLVIMENTO DE UM GERADOR DE GRÁFICOS DE BARRA E PIZZA PARA CELULAR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9"/>
      <text:p text:style-name="P20">BATATAIS<text:line-break/>2010</text:p>
      <text:p text:style-name="P16"><text:span text:style-name="T9">FLÁVIO AUGUSTO SIODONI XIMENES<text:line-break/></text:span><text:span text:style-name="T8"> 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DESENVOLVIMENTO DE UM GERADOR DE GRÁFICOS DE BARRA E PIZZA PARA CELULAR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8">Monografia apresentada ao Centro Universitário Claretiano para conclusão do curso de pós-graduação, sob a orientação de Prof. Ms. Rodrigo Plotze</text:p>
      <text:p text:style-name="P17"><text:s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BATATAIS<text:line-break/>2010</text:p>
      <text:table-of-content text:style-name="Sect1" text:protected="true" text:name="Sumário1">
        <text:table-of-content-source text:outline-level="10">
          <text:index-title-template text:style-name="Heading_20_1">Sumário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h text:style-name="P41" text:outline-level="1">Sumário</text:h>
          </text:index-title>
          <text:p text:style-name="P43">1 – Introdução<text:tab/>4</text:p>
          <text:p text:style-name="P43">1.1 – Justificativa<text:tab/>4</text:p>
          <text:p text:style-name="P43">1.2 – Objetivos<text:tab/>4</text:p>
          <text:p text:style-name="P43">1.3 – Organização do trabalho<text:tab/>4</text:p>
          <text:p text:style-name="P43">2 – Tecnologias para desenvolvimento de aplicações móveis<text:tab/>5</text:p>
          <text:p text:style-name="P43">2.1 – SuperWaba<text:tab/>5</text:p>
          <text:p text:style-name="P43">2.2 – Android<text:tab/>5</text:p>
          <text:p text:style-name="P43">2.3 – Symbian<text:tab/>6</text:p>
          <text:p text:style-name="P43">2.4 – Java ME<text:tab/>6</text:p>
          <text:p text:style-name="P43">3 – Classe Canvas<text:tab/>7</text:p>
          <text:p text:style-name="P43">4 – Desenvolvimento do projeto<text:tab/>8</text:p>
          <text:p text:style-name="P43">4.1 – Estrutura / Organização<text:tab/>8</text:p>
          <text:p text:style-name="P43">4.2 – Funcionalidades<text:tab/>8</text:p>
          <text:p text:style-name="P43">4.3 – Testes / Utilização<text:tab/>8</text:p>
          <text:p text:style-name="P43">4.4 – Discussão<text:tab/>8</text:p>
          <text:p text:style-name="P43">5 – Conclusão<text:tab/>9</text:p>
          <text:p text:style-name="P43">6 – Referências bibliográficas<text:tab/>10</text:p>
        </text:index-body>
      </text:table-of-content>
      <text:h text:style-name="P40" text:outline-level="1"/>
      <text:h text:style-name="P40" text:outline-level="1"/>
      <text:h text:style-name="P42" text:outline-level="1">1 – Introdução</text:h>
      <text:p text:style-name="P31"/>
      <text:p text:style-name="P15"><text:tab/><text:span text:style-name="T6">(Pendente)</text:span></text:p>
      <text:p text:style-name="P8"/>
      <text:h text:style-name="P40" text:outline-level="1">1.1 – Justificativa</text:h>
      <text:p text:style-name="P7"><text:tab/></text:p>
      <text:p text:style-name="P7"><text:tab/><text:span text:style-name="T10">(Revisar)</text:span></text:p>
      <text:p text:style-name="P7"><text:tab/>A cada dia a venda de aparelhos celulares aumenta, e cada vez mais são exigidos novos recursos para esses dispositivos. </text:p>
      <text:p text:style-name="P7"><text:tab/>Segundo o site G1 “[...] o número de linhas celulares ativas em julho no Brasil cresceu 1,45 por cento ante junho, superando a barreira dos 160 milhões segundo dados divulgados pela Agência Nacional de Telecomunicações (Anatel).[...]”.</text:p>
      <text:p text:style-name="P7"><text:tab/>Tomando como base um cenário em constante expansão, torna-se viável o desenvolvimento dessa ferramenta, pois as empresas cada vez mais investem no desenvolvimento de aplicações móveis.</text:p>
      <text:p text:style-name="P11"/>
      <text:h text:style-name="P40" text:outline-level="1">1.2 – Objetivos</text:h>
      <text:p text:style-name="P31"/>
      <text:p text:style-name="P35">(Revisar)</text:p>
      <text:p text:style-name="P35">(Máximo 2 parágrafos)</text:p>
      <text:p text:style-name="P29">Pretende-se com o trabalho desenvolver uma biblioteca para uso em aplicações móveis, com distintas finalidades dependendo da necessidade do desenvolvedor.</text:p>
      <text:p text:style-name="P10"><text:tab/><text:tab/></text:p>
      <text:p text:style-name="P10"/>
      <text:h text:style-name="P40" text:outline-level="1">1.3 – Organização do trabalho</text:h>
      <text:p text:style-name="Standard"/>
      <text:p text:style-name="P10"><text:tab/><text:span text:style-name="T11">(Pendente)</text:span><text:tab/></text:p>
      <text:p text:style-name="P10"><text:tab/>(Resumir cada capítulo no máximo em 3 linhas)</text:p>
      <text:p text:style-name="P10"><text:tab/></text:p>
      <text:p text:style-name="P10"/>
      <text:p text:style-name="P32"/>
      <text:p text:style-name="P8"/>
      <text:h text:style-name="P41" text:outline-level="1">2 – Tecnologias para desenvolvimento de aplicações móveis</text:h>
      <text:p text:style-name="P8"/>
      <text:p text:style-name="P36">(Revisar)</text:p>
      <text:p text:style-name="P3">Atualmente existem diversas tecnologias para desenvolvimento de aplicações móveis, dentre as principais estão:</text:p>
      <text:list xml:id="list28294763" text:style-name="L1">
        <text:list-item>
          <text:p text:style-name="P33">SuperWaba;</text:p>
        </text:list-item>
        <text:list-item>
          <text:p text:style-name="P33">Android;</text:p>
        </text:list-item>
        <text:list-item>
          <text:p text:style-name="P33">Symbian;</text:p>
        </text:list-item>
        <text:list-item>
          <text:p text:style-name="P33">Java ME.</text:p>
        </text:list-item>
      </text:list>
      <text:p text:style-name="P6"/>
      <text:h text:style-name="Heading_20_1" text:outline-level="1">2.1 – SuperWaba</text:h>
      <text:p text:style-name="P6"/>
      <text:p text:style-name="P7"><text:tab/><text:span text:style-name="T10">(Revisar)</text:span></text:p>
      <text:p text:style-name="P7"><text:tab/>SuperWaba é uma linguagem de programação que surgiu no início de 2000, influenciada pelo Java e pelo Waba, roda em aparelhos móveis com os sistemas operacionais PalmOs, Windows e SymbianOS, é executada em uma maquina virtual desenvolvida para cada sistema operacional específico, <text:s/>possui sintaxe parecida com a do Java.</text:p>
      <text:p text:style-name="P14"><text:span text:style-name="T1"><text:tab/>Surgiu com o intuito de facilitar o desenvolvimento de aplicações móveis pois “...quando Guilherme Campos Hazan (Guich) percebeu que o Waba (linguagem, </text:span><text:span text:style-name="T2">máquina virtual e SDK </text:span><text:span text:style-name="T1">para PalmOS e Windows CE) era simples demais para criar uma aplicação financeira...“ (WIKIPÉDIA), o mesmo começou a acrescentar novas funcionalidades, dessa forma a linguagem passou a ser distribuída com o nome de SuperWaba, já que as alterações feitas não foram incorporadas na versão oficial do Waba.</text:span></text:p>
      <text:p text:style-name="P6"/>
      <text:h text:style-name="Heading_20_1" text:outline-level="1">2.2 – Android</text:h>
      <text:p text:style-name="P3"/>
      <text:p text:style-name="P36">(Revisar)</text:p>
      <text:p text:style-name="P2"><text:span text:style-name="T1">Segundo o WIKIPÉDIA: “Em julho de 2005 a Google adquiriu a Android Inc., uma pequena companhia em Palo Alto, California, USA. No Time da Google </text:span><text:span text:style-name="T1">conduzido por Andy Rubin, foi desenvolvida uma plataforma de telefone móvel </text:span><text:span text:style-name="T1">baseada no núcleo do Linux, com o objetivo de ser uma plataforma flexível, aberta e </text:span><text:soft-page-break/><text:span text:style-name="T1">de fácil migração para os fabricantes.“</text:span></text:p>
      <text:p text:style-name="P3">Ainda é um sistema pouco encontrado no Brasil, visto que ainda pouquíssimos aparelhos dispõe desse sistema.</text:p>
      <text:p text:style-name="P3"/>
      <text:h text:style-name="Heading_20_1" text:outline-level="1">2.3 – Symbian</text:h>
      <text:p text:style-name="P4"/>
      <text:p text:style-name="P36">(Revisar)</text:p>
      <text:p text:style-name="P3">Symbian é um sistema operacional que foi desenvolvido por um consorcio de empresas sendo elas: Panasonic, Siemens, Nokia e Sony Ericsson. Atualmente pertence a Nokia, pois a mesma possui quase todas as ações.</text:p>
      <text:p text:style-name="P3">Segundo o WIKIPÉDIA: "SymbianOS é um sistema operacional muito versátil, permite o desenvolvimento de aplicativos em diversas linguagens como: Symbian C/C++, JavaME, FlashLite, Perl, Python, Ruby, Lua e Acelarometer”.</text:p>
      <text:p text:style-name="P8"/>
      <text:h text:style-name="Heading_20_1" text:outline-level="1">2.4 – Java ME</text:h>
      <text:p text:style-name="P6"/>
      <text:p text:style-name="P6"><text:tab/><text:span text:style-name="T10">(Revisar)</text:span></text:p>
      <text:p text:style-name="P2"><text:span text:style-name="T1">“Write Once, Run Anywhere </text:span><text:span text:style-name="T7">TM</text:span><text:span text:style-name="T1">"</text:span><text:span text:style-name="Footnote_20_Symbol"><text:span text:style-name="T1"><text:note text:id="ftn1" text:note-class="footnote"><text:note-citation>1</text:note-citation><text:note-body><text:p text:style-name="P1"><text:s/>Escreva uma vez, rode em qualquer lugar.</text:p></text:note-body></text:note></text:span></text:span><text:span text:style-name="T1">, com essa filosofia em mente a Sun lançava em a plataforma J2SE (Java 2 Standard Edition), em seguida a mesma seria ampliada para conceber aplicações de pequeno e grande porte, foi então que surgiu a plataforma J2ME (Java 2 Micro Edition), desenvolvida especialmente para ser utilizada em aparelhos móveis.</text:span></text:p>
      <text:p text:style-name="P18">Atualmente as plataformas Java disponíveis são:</text:p>
      <text:list xml:id="list28273792" text:style-name="WW8Num6">
        <text:list-item>
          <text:p text:style-name="P34">Standard Edition (J2SE) - desenvolvida para ser utilizada em computadores pessoais.</text:p>
        </text:list-item>
        <text:list-item>
          <text:p text:style-name="P34">Enterprise Edition (J2EE) - desenvolvida para ser utilizadas em servidores.</text:p>
        </text:list-item>
        <text:list-item>
          <text:p text:style-name="P34">Micro Edition (J2ME) - desenvolvida para aparelhos com poucos recursos, de processamento, vídeo e memória, podendo ser celulares, pagers, PDA's, televisores e etc.</text:p>
        </text:list-item>
      </text:list>
      <text:p text:style-name="P13"/>
      <text:p text:style-name="P8"/>
      <text:h text:style-name="P41" text:outline-level="1">3 – Classe Canvas</text:h>
      <text:p text:style-name="Standard"/>
      <text:p text:style-name="P8"><text:tab/><text:span text:style-name="T10">(Pendente)</text:span></text:p>
      <text:h text:style-name="P41" text:outline-level="1">4 – Desenvolvimento do projeto</text:h>
      <text:p text:style-name="P10"/>
      <text:p text:style-name="P10"><text:tab/><text:span text:style-name="T11">(Pendente)</text:span></text:p>
      <text:p text:style-name="P10"><text:tab/>(Iniciar com um organograma ou imagem que represente a organização do projeto).</text:p>
      <text:p text:style-name="P10"><text:tab/></text:p>
      <text:h text:style-name="Heading_20_1" text:outline-level="1">4.1 – Estrutura / Organização</text:h>
      <text:p text:style-name="P10"/>
      <text:p text:style-name="P10"><text:tab/><text:span text:style-name="T11">(Pendente)</text:span><text:tab/></text:p>
      <text:p text:style-name="P10"><text:tab/>(Figura / Diagramas)</text:p>
      <text:p text:style-name="P10"><text:tab/></text:p>
      <text:h text:style-name="Heading_20_1" text:outline-level="1">4.2 – Funcionalidades</text:h>
      <text:p text:style-name="Standard"/>
      <text:p text:style-name="Standard"><text:tab/><text:span text:style-name="T5">(Pendente)</text:span></text:p>
      <text:p text:style-name="P8"/>
      <text:h text:style-name="Heading_20_1" text:outline-level="1">4.3 – Testes / Utilização</text:h>
      <text:p text:style-name="P10"/>
      <text:p text:style-name="P10"><text:tab/><text:span text:style-name="T11">(Pendente)</text:span><text:tab/></text:p>
      <text:p text:style-name="P10"><text:tab/>(Forma de utilização)</text:p>
      <text:p text:style-name="P10"/>
      <text:h text:style-name="Heading_20_1" text:outline-level="1">4.4 – Discussão</text:h>
      <text:p text:style-name="Standard"/>
      <text:p text:style-name="Standard"><text:tab/><text:span text:style-name="T5">(Pendente)</text:span></text:p>
      <text:p text:style-name="P10"/>
      <text:p text:style-name="P10"/>
      <text:h text:style-name="P41" text:outline-level="1">5 – Conclusão</text:h>
      <text:p text:style-name="Standard"/>
      <text:p text:style-name="Standard"><text:tab/><text:span text:style-name="T5">(Pendente)</text:span></text:p>
      <text:p text:style-name="P8"/>
      <text:p text:style-name="P8"/>
      <text:h text:style-name="P41" text:outline-level="1">6 – Referências bibliográficas</text:h>
      <text:p text:style-name="P24"/>
      <text:p text:style-name="P25"><text:span text:style-name="T12">G1. </text:span><text:span text:style-name="T12">Internet Summary: Brasil ultrapassa 160 milhões de linhas celulares em uso</text:span><text:span text:style-name="T12">. Disponível em: &lt;http://g1.globo.com/Noticias/Tecnologia/0,,MUL1273647-6174,00-INTERNET+SUMMARY.html&gt;. Acesso em: 07 set. 2009.</text:span></text:p>
      <text:p text:style-name="P37"/>
      <text:p text:style-name="P25"><text:span text:style-name="T13">WIKIPÉDIA. </text:span><text:span text:style-name="T12">Java ME</text:span><text:span text:style-name="T12">. Disponível em: &lt;http://pt.wikipedia.org/wiki/J2me&gt;. Acesso em: 07 set. 2009.</text:span></text:p>
      <text:p text:style-name="P38"/>
      <text:p text:style-name="P26"><text:span text:style-name="T3">WIKIPÉDIA, SuperWaba. Disponível em: &lt;http://pt.wikipedia.org/wiki/SuperWaba&gt;.</text:span><text:span text:style-name="T4"> Acesso em 23 de dezembro de 2009.</text:span></text:p>
      <text:p text:style-name="P23"/>
      <text:p text:style-name="P26"><text:span text:style-name="T4">WIKIPÉDIA, </text:span><text:bookmark text:name="firstHeading"/><text:span text:style-name="T4">Android. Disponível em: &lt;http://pt.wikipedia.org/wiki/Android&gt;. Acesso em 16 de janeiro de 2010.</text:span></text:p>
      <text:p text:style-name="P23"/>
      <text:p text:style-name="P21">WIKIPÉDIA, Symbian. Disponível em: &lt;http://pt.wikipedia.org/wiki/Symbian&gt;. Acesso em 16 de janeiro de 2010.</text:p>
      <text:p text:style-name="P27">Links</text:p>
      <text:p text:style-name="P22"/>
      <text:p text:style-name="P26"><text:a xlink:type="simple" xlink:href="http://www.cienciasdacomputacao.org/2009/09/tecnologias-para-o-desenvolvimento-de.html"><text:span text:style-name="T2">http://www.cienciasdacomputacao.org/2009/09/tecnologias-para-o-desenvolvimento-de.html</text:span></text:a></text:p>
      <text:p text:style-name="P21"/>
      <text:p text:style-name="P26"><text:a xlink:type="simple" xlink:href="http://facamovel.wordpress.com/2009/07/30/em-qual-plataforma-desenvolver/"><text:span text:style-name="T2">http://facamovel.wordpress.com/2009/07/30/em-qual-plataforma-desenvolver/</text:span></text:a></text:p>
      <text:p text:style-name="P21"/>
      <text:p text:style-name="P21"><text:a xlink:type="simple" xlink:href="http://www.bcrp.pcarp.usp.br/">http://www.bcrp.pcarp.usp.br/</text:a></text:p>
      <text:p text:style-name="P21"/>
      <text:p text:style-name="P21"><text:a xlink:type="simple" xlink:href="http://www.teses.usp.br/info/Caderno_Estudos_9_PT_1.pdf">http://www.teses.usp.br/info/Caderno_Estudos_9_PT_1.pd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 style:font-size-complex="13.5pt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start" style:justify-single-word="false" fo:keep-with-next="always">
        <style:tab-stops/>
      </style:paragraph-properties>
      <style:text-properties style:font-name="Arial1" fo:font-size="12pt" fo:font-weight="bold" style:font-size-asian="16pt" style:font-weight-asian="bold" style:font-size-complex="18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  <style:text-properties style:font-name="Arial2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 style:parent-style-name="Fonte_20_parág._20_padrão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TCC</dc:title>
    <meta:initial-creator>Flavio</meta:initial-creator>
    <meta:creation-date>2009-09-03T22:27:00</meta:creation-date>
    <dc:creator>Pedra Agroindustrial S/A </dc:creator>
    <dc:date>2010-02-23T08:19:03.11</dc:date>
    <meta:print-date>2009-09-07T11:32:00</meta:print-date>
    <meta:editing-cycles>166</meta:editing-cycles>
    <meta:editing-duration>PT08H04M15S</meta:editing-duration>
    <meta:generator>BrOffice.org/3.1$Win32 OpenOffice.org_project/310m19$Build-9420</meta:generator>
    <dc:subject>TCC - Pós graduação</dc:subject>
    <meta:document-statistic meta:table-count="0" meta:image-count="0" meta:object-count="0" meta:page-count="11" meta:paragraph-count="100" meta:word-count="826" meta:character-count="5659"/>
  </office:meta>
</office:document-meta>
</file>